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99593" officeooo:paragraph-rsid="00099593"/>
    </style:style>
    <style:style style:name="P2" style:family="paragraph" style:parent-style-name="Footer">
      <style:paragraph-properties fo:text-align="start" style:justify-single-word="false"/>
      <style:text-properties officeooo:rsid="00099593" officeooo:paragraph-rsid="00099593"/>
    </style:style>
    <style:style style:name="P3" style:family="paragraph" style:parent-style-name="Standard">
      <style:text-properties officeooo:rsid="00005e42" officeooo:paragraph-rsid="00005e42"/>
    </style:style>
    <style:style style:name="P4" style:family="paragraph" style:parent-style-name="Standard">
      <style:paragraph-properties fo:line-height="200%" fo:text-align="justify" style:justify-single-word="false"/>
      <style:text-properties officeooo:rsid="00005e42" officeooo:paragraph-rsid="00005e42"/>
    </style:style>
    <style:style style:name="P5" style:family="paragraph" style:parent-style-name="Standard">
      <style:paragraph-properties fo:line-height="200%" fo:text-align="justify" style:justify-single-word="false"/>
      <style:text-properties officeooo:rsid="00005e42" officeooo:paragraph-rsid="00011dab"/>
    </style:style>
    <style:style style:name="P6" style:family="paragraph" style:parent-style-name="Standard">
      <style:paragraph-properties fo:line-height="200%" fo:text-align="justify" style:justify-single-word="false"/>
      <style:text-properties officeooo:rsid="00005e42" officeooo:paragraph-rsid="000795f3"/>
    </style:style>
    <style:style style:name="P7" style:family="paragraph" style:parent-style-name="Standard">
      <style:paragraph-properties fo:line-height="200%" fo:text-align="justify" style:justify-single-word="false"/>
      <style:text-properties officeooo:rsid="00005e42" officeooo:paragraph-rsid="00099593"/>
    </style:style>
    <style:style style:name="P8" style:family="paragraph" style:parent-style-name="Standard">
      <style:paragraph-properties fo:line-height="200%" fo:text-align="center" style:justify-single-word="false"/>
      <style:text-properties officeooo:rsid="00005e42" officeooo:paragraph-rsid="00011dab"/>
    </style:style>
    <style:style style:name="P9" style:family="paragraph" style:parent-style-name="Standard">
      <style:paragraph-properties fo:line-height="200%" fo:text-align="center" style:justify-single-word="false"/>
      <style:text-properties officeooo:rsid="00005e42" officeooo:paragraph-rsid="00099593"/>
    </style:style>
    <style:style style:name="P10" style:family="paragraph" style:parent-style-name="Standard">
      <style:text-properties officeooo:rsid="00005e42" officeooo:paragraph-rsid="000795f3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05e42" officeooo:paragraph-rsid="000795f3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05e42" officeooo:paragraph-rsid="000795f3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95f3" officeooo:paragraph-rsid="000795f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200%" fo:text-align="start" style:justify-single-word="false"/>
      <style:text-properties fo:font-size="14pt" style:text-underline-style="none" fo:font-weight="normal" officeooo:rsid="000795f3" officeooo:paragraph-rsid="0009959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0795f3" officeooo:paragraph-rsid="000795f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200%" fo:text-align="start" style:justify-single-word="false" fo:break-before="page"/>
      <style:text-properties fo:font-size="14pt" style:text-underline-style="none" fo:font-weight="normal" officeooo:rsid="000795f3" officeooo:paragraph-rsid="0009959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200%" fo:text-align="justify" style:justify-single-word="false" fo:padding="0cm" fo:border="none" style:shadow="none" style:join-border="true">
        <style:tab-stops/>
      </style:paragraph-properties>
      <style:text-properties officeooo:rsid="00005e42" officeooo:paragraph-rsid="00091573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T1" style:family="text">
      <style:text-properties officeooo:rsid="00146379"/>
    </style:style>
    <style:style style:name="T2" style:family="text">
      <style:text-properties officeooo:rsid="0017b57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11dab" style:font-size-asian="14pt" style:font-size-complex="14pt"/>
    </style:style>
    <style:style style:name="T6" style:family="text">
      <style:text-properties fo:font-size="14pt" officeooo:rsid="0001fe2e" style:font-size-asian="14pt" style:font-size-complex="14pt"/>
    </style:style>
    <style:style style:name="T7" style:family="text">
      <style:text-properties fo:font-size="14pt" officeooo:rsid="00059462" style:font-size-asian="14pt" style:font-size-complex="14pt"/>
    </style:style>
    <style:style style:name="T8" style:family="text">
      <style:text-properties fo:font-size="14pt" officeooo:rsid="00061610" style:font-size-asian="14pt" style:font-size-complex="14pt"/>
    </style:style>
    <style:style style:name="T9" style:family="text">
      <style:text-properties fo:font-size="14pt" officeooo:rsid="000795f3" style:font-size-asian="14pt" style:font-size-complex="14pt"/>
    </style:style>
    <style:style style:name="T10" style:family="text">
      <style:text-properties fo:font-size="14pt" officeooo:rsid="00099593" style:font-size-asian="14pt" style:font-size-complex="14pt"/>
    </style:style>
    <style:style style:name="T11" style:family="text">
      <style:text-properties fo:font-size="14pt" officeooo:rsid="000a4736" style:font-size-asian="14pt" style:font-size-complex="14pt"/>
    </style:style>
    <style:style style:name="T12" style:family="text">
      <style:text-properties fo:font-size="14pt" officeooo:rsid="000b69cd" style:font-size-asian="14pt" style:font-size-complex="14pt"/>
    </style:style>
    <style:style style:name="T13" style:family="text">
      <style:text-properties fo:font-size="14pt" officeooo:rsid="0012d133" style:font-size-asian="14pt" style:font-size-complex="14pt"/>
    </style:style>
    <style:style style:name="T14" style:family="text">
      <style:text-properties fo:font-size="14pt" officeooo:rsid="00198311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59462" style:font-size-asian="14pt" style:font-weight-asian="bold" style:font-size-complex="14pt" style:font-weight-complex="bold"/>
    </style:style>
    <style:style style:name="T18" style:family="text">
      <style:text-properties fo:font-size="14pt" fo:font-style="italic" style:font-size-asian="14pt" style:font-style-asian="italic" style:font-size-complex="14pt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14pt" fo:font-style="italic" officeooo:rsid="00011dab" style:font-size-asian="14pt" style:font-style-asian="italic" style:font-size-complex="14pt" style:font-style-complex="italic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0011dab" style:font-size-asian="14pt" style:font-style-asian="normal" style:font-size-complex="14pt" style:font-style-complex="normal"/>
    </style:style>
    <style:style style:name="T23" style:family="text">
      <style:text-properties fo:font-size="14pt" fo:font-style="normal" fo:font-weight="bold" officeooo:rsid="00011dab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style:text-underline-style="dotted" style:text-underline-width="auto" style:text-underline-color="#000000" style:font-size-asian="14pt" style:font-size-complex="14pt"/>
    </style:style>
    <style:style style:name="T25" style:family="text">
      <style:text-properties fo:font-size="14pt" style:text-underline-style="dotted" style:text-underline-width="auto" style:text-underline-color="#000000" officeooo:rsid="0001fe2e" style:font-size-asian="14pt" style:font-size-complex="14pt"/>
    </style:style>
    <style:style style:name="T26" style:family="text">
      <style:text-properties fo:font-size="14pt" style:text-underline-style="dotted" style:text-underline-width="auto" style:text-underline-color="#000000" officeooo:rsid="00011dab" fo:background-color="transparent" loext:char-shading-value="0" style:font-size-asian="14pt" style:font-size-complex="14pt" loext:shadow="none"/>
    </style:style>
    <style:style style:name="T27" style:family="text">
      <style:text-properties fo:font-size="14pt" style:text-underline-style="none" style:font-size-asian="14pt" style:font-size-complex="14pt"/>
    </style:style>
    <style:style style:name="T28" style:family="text">
      <style:text-properties fo:font-size="14pt" style:text-underline-style="none" officeooo:rsid="00096c90" style:font-size-asian="14pt" style:font-size-complex="14pt"/>
    </style:style>
    <style:style style:name="T29" style:family="text">
      <style:text-properties fo:font-size="15pt" style:text-underline-style="solid" style:text-underline-width="auto" style:text-underline-color="font-color" fo:font-weight="bold" officeooo:rsid="00011dab" style:font-size-asian="15pt" style:font-weight-asian="bold" style:font-size-complex="15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ff0000" fo:font-size="14pt" officeooo:rsid="00011dab" style:font-size-asian="14pt" style:font-size-complex="14pt"/>
    </style:style>
    <style:style style:name="T32" style:family="text">
      <style:text-properties fo:color="#ff0000" fo:font-size="14pt" officeooo:rsid="0001fe2e" style:font-size-asian="14pt" style:font-size-complex="14pt"/>
    </style:style>
    <style:style style:name="T33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0000" fo:font-size="14pt" fo:font-weight="bold" officeooo:rsid="00011dab" style:font-size-asian="14pt" style:font-weight-asian="bold" style:font-size-complex="14pt" style:font-weight-complex="bold"/>
    </style:style>
    <style:style style:name="T35" style:family="text">
      <style:text-properties fo:color="#ff0000" fo:font-size="14pt" fo:font-weight="bold" officeooo:rsid="000795f3" style:font-size-asian="14pt" style:font-weight-asian="bold" style:font-size-complex="14pt" style:font-weight-complex="bold"/>
    </style:style>
    <style:style style:name="T36" style:family="text">
      <style:text-properties fo:color="#ff0000" fo:font-size="14pt" fo:font-weight="bold" officeooo:rsid="0001fe2e" style:font-size-asian="14pt" style:font-weight-asian="bold" style:font-size-complex="14pt" style:font-weight-complex="bold"/>
    </style:style>
    <style:style style:name="T37" style:family="text">
      <style:text-properties fo:color="#ff0000" fo:font-size="14pt" fo:font-style="normal" fo:font-weight="bold" officeooo:rsid="00011dab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000000" fo:font-size="14pt" officeooo:rsid="0001fe2e" style:font-size-asian="14pt" style:font-size-complex="14pt"/>
    </style:style>
    <style:style style:name="T39" style:family="text">
      <style:text-properties fo:color="#000000" fo:font-size="14pt" style:text-underline-style="dotted" style:text-underline-width="auto" style:text-underline-color="#000000" officeooo:rsid="00011dab" style:font-size-asian="14pt" style:font-size-complex="14pt"/>
    </style:style>
    <style:style style:name="T40" style:family="text">
      <style:text-properties fo:color="#000000" fo:font-size="14pt" style:text-underline-style="dotted" style:text-underline-width="auto" style:text-underline-color="#000000" officeooo:rsid="000795f3" style:font-size-asian="14pt" style:font-size-complex="14pt"/>
    </style:style>
    <style:style style:name="T41" style:family="text">
      <style:text-properties fo:color="#000000" fo:font-size="14pt" style:text-underline-style="dotted" style:text-underline-width="auto" style:text-underline-color="#000000" officeooo:rsid="0001fe2e" style:font-size-asian="14pt" style:font-size-complex="14pt"/>
    </style:style>
    <style:style style:name="T4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color="#000000" fo:font-size="14pt" fo:font-weight="normal" officeooo:rsid="00099593" style:font-size-asian="14pt" style:font-weight-asian="normal" style:font-size-complex="14pt" style:font-weight-complex="normal"/>
    </style:style>
    <style:style style:name="T44" style:family="text">
      <style:text-properties fo:color="#000000" fo:font-size="14pt" fo:font-style="normal" style:text-underline-style="dotted" style:text-underline-width="auto" style:text-underline-color="font-color" fo:font-weight="normal" officeooo:rsid="00011da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fo:font-size="14pt" style:text-underline-style="none" officeooo:rsid="0001fe2e" style:font-size-asian="14pt" style:font-size-complex="14pt"/>
    </style:style>
    <style:style style:name="T46" style:family="text">
      <style:text-properties officeooo:rsid="00096c90"/>
    </style:style>
    <style:style style:name="T47" style:family="text">
      <style:text-properties officeooo:rsid="00099593"/>
    </style:style>
    <style:style style:name="gr1" style:family="graphic">
      <style:graphic-properties draw:stroke="dash" draw:stroke-dash="Ultrafine_20_2_20_Dots_20_3_20_Dashes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0">Aufgabe:</text:span> Setze in die Lücken die richtigen Wörter ein (siehe Kasten).</text:p>
      <text:p text:style-name="P13"/>
      <text:p text:style-name="P13"><draw:rect text:anchor-type="paragraph" draw:z-index="0" draw:style-name="gr1" draw:text-style-name="P18" svg:width="11.881cm" svg:height="2.25cm" svg:x="2.044cm" svg:y="0.226cm"><text:p/></draw:rect></text:p>
      <text:p text:style-name="P13"><text:tab/><text:tab/><text:span text:style-name="T46">Unternehmen<text:tab/>Router<text:tab/>Netzwerk<text:tab/>Provider<text:tab/></text:span></text:p>
      <text:p text:style-name="P13"/>
      <text:p text:style-name="P13"><text:tab/><text:tab/><text:tab/><text:span text:style-name="T46">Kabel<text:tab/><text:tab/>Funkverbindung<text:tab/>Server</text:span></text:p>
      <text:p text:style-name="P12"/>
      <text:p text:style-name="P3"/>
      <text:p text:style-name="P17"><text:span text:style-name="Absatz-Standardschriftart"><text:span text:style-name="T4">D</text:span></text:span><text:span text:style-name="Absatz-Standardschriftart"><text:span text:style-name="T14">as</text:span></text:span><text:span text:style-name="Absatz-Standardschriftart"><text:span text:style-name="T4"> Wort </text:span></text:span><text:span text:style-name="Absatz-Standardschriftart"><text:span text:style-name="T15">Internet</text:span></text:span><text:span text:style-name="Absatz-Standardschriftart"><text:span text:style-name="T4"> setzt sich aus den Wörtern </text:span></text:span><text:span text:style-name="Absatz-Standardschriftart"><text:span text:style-name="T15">inter</text:span></text:span><text:span text:style-name="Absatz-Standardschriftart"><text:span text:style-name="T4">connected </text:span></text:span><text:span text:style-name="Absatz-Standardschriftart"><text:span text:style-name="T21">(englisch</text:span></text:span><text:span text:style-name="Absatz-Standardschriftart"><text:span text:style-name="T18"> miteinander verbunden</text:span></text:span><text:span text:style-name="Absatz-Standardschriftart"><text:span text:style-name="T21">)</text:span></text:span><text:span text:style-name="Absatz-Standardschriftart"><text:span text:style-name="T4"> und </text:span></text:span><text:span text:style-name="Absatz-Standardschriftart"><text:span text:style-name="T15">net</text:span></text:span><text:span text:style-name="Absatz-Standardschriftart"><text:span text:style-name="T4">works </text:span></text:span><text:span text:style-name="Absatz-Standardschriftart"><text:span text:style-name="T21">(englisch </text:span></text:span><text:span text:style-name="Absatz-Standardschriftart"><text:span text:style-name="T18">Netzwerke</text:span></text:span><text:span text:style-name="Absatz-Standardschriftart"><text:span text:style-name="T4">) zusamm</text:span></text:span><text:span text:style-name="Absatz-Standardschriftart"><text:span text:style-name="T9">en. </text:span></text:span><text:span text:style-name="Absatz-Standardschriftart"><text:span text:style-name="T4">Das Internet ist ein<text:line-break/></text:span></text:span><text:span text:style-name="Absatz-Standardschriftart"><text:span text:style-name="T24"><text:tab/><text:tab/><text:tab/></text:span></text:span><text:span text:style-name="Absatz-Standardschriftart"><text:span text:style-name="T27"> </text:span></text:span><text:span text:style-name="Absatz-Standardschriftart"><text:span text:style-name="T4">, das aus vier wichtigen Teilen besteht: </text:span></text:span><text:span text:style-name="Absatz-Standardschriftart"><text:span text:style-name="T16">Server</text:span></text:span><text:span text:style-name="Absatz-Standardschriftart"><text:span text:style-name="T4">, </text:span></text:span><text:span text:style-name="Absatz-Standardschriftart"><text:span text:style-name="T16">Router</text:span></text:span><text:span text:style-name="Absatz-Standardschriftart"><text:span text:style-name="T4">, </text:span></text:span><text:span text:style-name="Absatz-Standardschriftart"><text:span text:style-name="T16">Kabel</text:span></text:span><text:span text:style-name="Absatz-Standardschriftart"><text:span text:style-name="T4"> und </text:span></text:span><text:span text:style-name="Absatz-Standardschriftart"><text:span text:style-name="T7">so genannten </text:span></text:span><text:span text:style-name="Absatz-Standardschriftart"><text:span text:style-name="T17">Endg</text:span></text:span><text:span text:style-name="Absatz-Standardschriftart"><text:span text:style-name="T16">eräte</text:span></text:span><text:span text:style-name="Absatz-Standardschriftart"><text:span text:style-name="T17">n</text:span></text:span><text:span text:style-name="Absatz-Standardschriftart"><text:span text:style-name="T4">, mit denen wir das Internet benutzen, z. B. Smartphone, </text:span></text:span><text:span text:style-name="Absatz-Standardschriftart"><text:span text:style-name="T12">Tablets</text:span></text:span><text:span text:style-name="Absatz-Standardschriftart"><text:span text:style-name="T4"> oder Computer.</text:span></text:span></text:p>
      <text:p text:style-name="P4"><text:span text:style-name="Absatz-Standardschriftart">D</text:span><text:span text:style-name="Absatz-Standardschriftart"><text:span text:style-name="T28">ie </text:span></text:span><text:span text:style-name="Absatz-Standardschriftart"><text:span text:style-name="T24"><text:tab/><text:tab/><text:tab/><text:tab/></text:span></text:span><text:span text:style-name="Absatz-Standardschriftart"><text:span text:style-name="T27"> </text:span></text:span><text:span text:style-name="Absatz-Standardschriftart"><text:span text:style-name="T4">(</text:span></text:span><text:span text:style-name="Absatz-Standardschriftart"><text:span text:style-name="T21">englisch</text:span></text:span><text:span text:style-name="Absatz-Standardschriftart"><text:span text:style-name="T19"> Diener</text:span></text:span><text:span text:style-name="Absatz-Standardschriftart"><text:span text:style-name="T4">) sind C</text:span></text:span><text:span text:style-name="Absatz-Standardschriftart"><text:span text:style-name="T7">o</text:span></text:span><text:span text:style-name="Absatz-Standardschriftart"><text:span text:style-name="T4">mputer ohne Bildschirm, die </text:span></text:span><text:span text:style-name="Absatz-Standardschriftart"><text:span text:style-name="T5">auf </text:span></text:span><text:span text:style-name="Absatz-Standardschriftart"><text:span text:style-name="T7">andere </text:span></text:span><text:span text:style-name="Absatz-Standardschriftart"><text:span text:style-name="T4">Computer zugreifen und Informationen abfragen können. </text:span></text:span><text:span text:style-name="Absatz-Standardschriftart"><text:span text:style-name="T28">Der<text:line-break/></text:span></text:span><text:span text:style-name="Absatz-Standardschriftart"><text:span text:style-name="T24"><text:tab/><text:tab/><text:tab/></text:span></text:span><text:span text:style-name="Absatz-Standardschriftart"><text:span text:style-name="T42"> </text:span></text:span><text:span text:style-name="Absatz-Standardschriftart"><text:span text:style-name="T4">(</text:span></text:span><text:span text:style-name="Absatz-Standardschriftart"><text:span text:style-name="T19">englisch </text:span></text:span><text:span text:style-name="Absatz-Standardschriftart"><text:span text:style-name="T21">Verteiler</text:span></text:span><text:span text:style-name="Absatz-Standardschriftart"><text:span text:style-name="T19"> </text:span></text:span><text:span text:style-name="Absatz-Standardschriftart"><text:span text:style-name="T21">oder</text:span></text:span><text:span text:style-name="Absatz-Standardschriftart"><text:span text:style-name="T19"> Wegweiser</text:span></text:span><text:span text:style-name="Absatz-Standardschriftart"><text:span text:style-name="T4">) sind Verbindungscomputer, die für die Daten-Pakete den richtigen Weg durch das Internet </text:span></text:span><text:span text:style-name="Absatz-Standardschriftart"><text:span text:style-name="T7">suchen</text:span></text:span><text:span text:style-name="Absatz-Standardschriftart"><text:span text:style-name="T4"> und an die richtige Empfänger-Adresse s</text:span></text:span><text:span text:style-name="Absatz-Standardschriftart"><text:span text:style-name="T5">chick</text:span></text:span><text:span text:style-name="Absatz-Standardschriftart"><text:span text:style-name="T4">en. </text:span></text:span><text:span text:style-name="Absatz-Standardschriftart"><text:span text:style-name="T7">Z</text:span></text:span><text:span text:style-name="Absatz-Standardschriftart"><text:span text:style-name="T4">u </text:span></text:span><text:span text:style-name="Absatz-Standardschriftart"><text:span text:style-name="T7">einem</text:span></text:span><text:span text:style-name="Absatz-Standardschriftart"><text:span text:style-name="T4"> Netz wird das alles erst mit de</text:span></text:span><text:span text:style-name="Absatz-Standardschriftart"><text:span text:style-name="T9">m<text:line-break/></text:span></text:span><text:span text:style-name="Absatz-Standardschriftart"><text:span text:style-name="T24"><text:tab/><text:tab/><text:tab/><text:tab/></text:span></text:span><text:span text:style-name="Absatz-Standardschriftart"><text:span text:style-name="T4">. </text:span></text:span><text:span text:style-name="Absatz-Standardschriftart"><text:span text:style-name="T5">Die Kabel übertragen die Daten schneller als </text:span></text:span><text:span text:style-name="Absatz-Standardschriftart"><text:span text:style-name="T12">eine</text:span></text:span><text:span text:style-name="Absatz-Standardschriftart"><text:span text:style-name="T5"><text:line-break/></text:span></text:span><text:span text:style-name="Absatz-Standardschriftart"><text:span text:style-name="T39"><text:tab/><text:tab/><text:tab/><text:tab/><text:tab/></text:span></text:span><text:span text:style-name="Absatz-Standardschriftart"><text:span text:style-name="T5"> (</text:span></text:span><text:span text:style-name="Absatz-Standardschriftart"><text:span text:style-name="T20">z. B. Wlan</text:span></text:span><text:span text:style-name="Absatz-Standardschriftart"><text:span text:style-name="T5">) und sind unsichtbar unter der Erde oder auf dem Meeresgrund de</text:span></text:span><text:span text:style-name="Absatz-Standardschriftart"><text:span text:style-name="T7">r</text:span></text:span><text:span text:style-name="Absatz-Standardschriftart"><text:span text:style-name="T5"> Ozean</text:span></text:span><text:span text:style-name="Absatz-Standardschriftart"><text:span text:style-name="T7">e</text:span></text:span><text:span text:style-name="Absatz-Standardschriftart"><text:span text:style-name="T5"> verlegt. Die Kabel verbinden Kontinente miteinander. Das Internet gehört zum Teil großen </text:span></text:span><text:span text:style-name="Absatz-Standardschriftart"><text:span text:style-name="T40"><text:tab/><text:tab/><text:tab/><text:tab/></text:span></text:span><text:span text:style-name="Absatz-Standardschriftart"><text:span text:style-name="T5"> mit eigenen Servern, auf denen Daten gespeichert werden. Um das Internet nutzen zu können, benötigst du einen </text:span></text:span><text:span text:style-name="Absatz-Standardschriftart"><text:span text:style-name="T44"><text:tab/><text:tab/><text:tab/><text:tab/><text:tab/></text:span></text:span><text:span text:style-name="Absatz-Standardschriftart"><text:span text:style-name="T23"> </text:span></text:span><text:span text:style-name="Absatz-Standardschriftart"><text:span text:style-name="T5">(</text:span></text:span><text:span text:style-name="Absatz-Standardschriftart"><text:span text:style-name="T22">englisch</text:span></text:span><text:span text:style-name="Absatz-Standardschriftart"><text:span text:style-name="T20"> Versorger</text:span></text:span><text:span text:style-name="Absatz-Standardschriftart"><text:span text:style-name="T5">) , was oft große Telefonanbieter sind.</text:span></text:span></text:p>
      <text:p text:style-name="P15"><text:span text:style-name="T30">Aufgabe:</text:span> Setze in die Lücken die richtigen Wörter ein (siehe Kasten).</text:p>
      <text:p text:style-name="P11"/>
      <text:p text:style-name="P10"/>
      <text:p text:style-name="P6"><text:span text:style-name="Absatz-Standardschriftart"><text:span text:style-name="T4">D</text:span></text:span><text:span text:style-name="Absatz-Standardschriftart"><text:span text:style-name="T14">as</text:span></text:span><text:span text:style-name="Absatz-Standardschriftart"><text:span text:style-name="T4"> Wort </text:span></text:span><text:span text:style-name="Absatz-Standardschriftart"><text:span text:style-name="T15">Internet</text:span></text:span><text:span text:style-name="Absatz-Standardschriftart"><text:span text:style-name="T4"> setzt sich aus den Wörtern </text:span></text:span><text:span text:style-name="Absatz-Standardschriftart"><text:span text:style-name="T15">inter</text:span></text:span><text:span text:style-name="Absatz-Standardschriftart"><text:span text:style-name="T4">connected </text:span></text:span><text:span text:style-name="Absatz-Standardschriftart"><text:span text:style-name="T21">(englisch</text:span></text:span><text:span text:style-name="Absatz-Standardschriftart"><text:span text:style-name="T18"> miteinander verbunden</text:span></text:span><text:span text:style-name="Absatz-Standardschriftart"><text:span text:style-name="T21">)</text:span></text:span><text:span text:style-name="Absatz-Standardschriftart"><text:span text:style-name="T4"> und </text:span></text:span><text:span text:style-name="Absatz-Standardschriftart"><text:span text:style-name="T15">net</text:span></text:span><text:span text:style-name="Absatz-Standardschriftart"><text:span text:style-name="T4">works </text:span></text:span><text:span text:style-name="Absatz-Standardschriftart"><text:span text:style-name="T21">(englisch </text:span></text:span><text:span text:style-name="Absatz-Standardschriftart"><text:span text:style-name="T18">Netzwerke</text:span></text:span><text:span text:style-name="Absatz-Standardschriftart"><text:span text:style-name="T4">) zusamm</text:span></text:span><text:span text:style-name="Absatz-Standardschriftart"><text:span text:style-name="T9">en. </text:span></text:span><text:span text:style-name="Absatz-Standardschriftart"><text:span text:style-name="T4">Das Internet ist ein </text:span></text:span><text:span text:style-name="Absatz-Standardschriftart"><text:span text:style-name="T33">Netzwerk</text:span></text:span><text:span text:style-name="Absatz-Standardschriftart"><text:span text:style-name="T4">, das aus vier wichtigen Teilen besteht: </text:span></text:span><text:span text:style-name="Absatz-Standardschriftart"><text:span text:style-name="T16">Server</text:span></text:span><text:span text:style-name="Absatz-Standardschriftart"><text:span text:style-name="T4">, </text:span></text:span><text:span text:style-name="Absatz-Standardschriftart"><text:span text:style-name="T16">Router</text:span></text:span><text:span text:style-name="Absatz-Standardschriftart"><text:span text:style-name="T4">, </text:span></text:span><text:span text:style-name="Absatz-Standardschriftart"><text:span text:style-name="T16">Kabel</text:span></text:span><text:span text:style-name="Absatz-Standardschriftart"><text:span text:style-name="T4"> und </text:span></text:span><text:span text:style-name="Absatz-Standardschriftart"><text:span text:style-name="T7">so genannten </text:span></text:span><text:span text:style-name="Absatz-Standardschriftart"><text:span text:style-name="T17">Endg</text:span></text:span><text:span text:style-name="Absatz-Standardschriftart"><text:span text:style-name="T16">eräte</text:span></text:span><text:span text:style-name="Absatz-Standardschriftart"><text:span text:style-name="T17">n</text:span></text:span><text:span text:style-name="Absatz-Standardschriftart"><text:span text:style-name="T4">, mit denen wir das Internet benutzen: z. B. Smartphone oder Computer.</text:span></text:span></text:p>
      <text:p text:style-name="P6"><text:span text:style-name="Absatz-Standardschriftart"><text:span text:style-name="T43">Die </text:span></text:span><text:span text:style-name="Absatz-Standardschriftart"><text:span text:style-name="T33">Server</text:span></text:span><text:span text:style-name="Absatz-Standardschriftart"><text:span text:style-name="T4"> (</text:span></text:span><text:span text:style-name="Absatz-Standardschriftart"><text:span text:style-name="T21">englisch</text:span></text:span><text:span text:style-name="Absatz-Standardschriftart"><text:span text:style-name="T19"> Diener</text:span></text:span><text:span text:style-name="Absatz-Standardschriftart"><text:span text:style-name="T4">) sind C</text:span></text:span><text:span text:style-name="Absatz-Standardschriftart"><text:span text:style-name="T7">o</text:span></text:span><text:span text:style-name="Absatz-Standardschriftart"><text:span text:style-name="T4">mputer ohne Bildschirm, die </text:span></text:span><text:span text:style-name="Absatz-Standardschriftart"><text:span text:style-name="T5">auf </text:span></text:span><text:span text:style-name="Absatz-Standardschriftart"><text:span text:style-name="T7">andere </text:span></text:span><text:span text:style-name="Absatz-Standardschriftart"><text:span text:style-name="T4">Couter zugreifen und Informationen abfragen können. </text:span></text:span><text:span text:style-name="Absatz-Standardschriftart"><text:span text:style-name="T10">Der</text:span></text:span><text:span text:style-name="Absatz-Standardschriftart"><text:span text:style-name="T4"> </text:span></text:span><text:span text:style-name="Absatz-Standardschriftart"><text:span text:style-name="T33">Router </text:span></text:span><text:span text:style-name="Absatz-Standardschriftart"><text:span text:style-name="T4">(</text:span></text:span><text:span text:style-name="Absatz-Standardschriftart"><text:span text:style-name="T19">englisch </text:span></text:span><text:span text:style-name="Absatz-Standardschriftart"><text:span text:style-name="T21">Verteiler</text:span></text:span><text:span text:style-name="Absatz-Standardschriftart"><text:span text:style-name="T19"> </text:span></text:span><text:span text:style-name="Absatz-Standardschriftart"><text:span text:style-name="T21">oder</text:span></text:span><text:span text:style-name="Absatz-Standardschriftart"><text:span text:style-name="T19"> Wegweiser</text:span></text:span><text:span text:style-name="Absatz-Standardschriftart"><text:span text:style-name="T4">) sind Verbindungscomputer, die für die Daten-Pakete den richtigen Weg durch das Internet </text:span></text:span><text:span text:style-name="Absatz-Standardschriftart"><text:span text:style-name="T7">suchen</text:span></text:span><text:span text:style-name="Absatz-Standardschriftart"><text:span text:style-name="T4"> und an die richtige Empfänger-Adresse s</text:span></text:span><text:span text:style-name="Absatz-Standardschriftart"><text:span text:style-name="T5">chick</text:span></text:span><text:span text:style-name="Absatz-Standardschriftart"><text:span text:style-name="T4">en. </text:span></text:span><text:span text:style-name="Absatz-Standardschriftart"><text:span text:style-name="T7">Z</text:span></text:span><text:span text:style-name="Absatz-Standardschriftart"><text:span text:style-name="T4">u </text:span></text:span><text:span text:style-name="Absatz-Standardschriftart"><text:span text:style-name="T7">einem</text:span></text:span><text:span text:style-name="Absatz-Standardschriftart"><text:span text:style-name="T4"> Netz wird das alles erst mit de</text:span></text:span><text:span text:style-name="Absatz-Standardschriftart"><text:span text:style-name="T9">m</text:span></text:span><text:span text:style-name="Absatz-Standardschriftart"><text:span text:style-name="T4"> </text:span></text:span><text:span text:style-name="Absatz-Standardschriftart"><text:span text:style-name="T33">Kabel</text:span></text:span><text:span text:style-name="Absatz-Standardschriftart"><text:span text:style-name="T4">. </text:span></text:span><text:span text:style-name="Absatz-Standardschriftart"><text:span text:style-name="T5">Die Kabel übertragen die Daten schneller als </text:span></text:span><text:span text:style-name="Absatz-Standardschriftart"><text:span text:style-name="T34">Funkverbindungen</text:span></text:span><text:span text:style-name="Absatz-Standardschriftart"><text:span text:style-name="T5"> (</text:span></text:span><text:span text:style-name="Absatz-Standardschriftart"><text:span text:style-name="T20">z. B. Wlan</text:span></text:span><text:span text:style-name="Absatz-Standardschriftart"><text:span text:style-name="T5">) und sind unsichtbar unter der Erde oder auf dem Meeresgrund de</text:span></text:span><text:span text:style-name="Absatz-Standardschriftart"><text:span text:style-name="T7">r</text:span></text:span><text:span text:style-name="Absatz-Standardschriftart"><text:span text:style-name="T5"> Ozean</text:span></text:span><text:span text:style-name="Absatz-Standardschriftart"><text:span text:style-name="T7">e</text:span></text:span><text:span text:style-name="Absatz-Standardschriftart"><text:span text:style-name="T5"> verlegt. Die Kabel verbinden Kontinente miteinander.</text:span></text:span></text:p>
      <text:p text:style-name="P6"><text:span text:style-name="Absatz-Standardschriftart"><text:span text:style-name="T5">Das Internet gehört zum Teil großen </text:span></text:span><text:span text:style-name="Absatz-Standardschriftart"><text:span text:style-name="T35">Unternehmen</text:span></text:span><text:span text:style-name="Absatz-Standardschriftart"><text:span text:style-name="T5"> mit eigenen Servern, auf denen Daten gespeichert werden. Um das Internet nutzen zu können, benötigst du einen </text:span></text:span><text:span text:style-name="Absatz-Standardschriftart"><text:span text:style-name="T37">Provider</text:span></text:span><text:span text:style-name="Absatz-Standardschriftart"><text:span text:style-name="T23"> </text:span></text:span><text:span text:style-name="Absatz-Standardschriftart"><text:span text:style-name="T5">(</text:span></text:span><text:span text:style-name="Absatz-Standardschriftart"><text:span text:style-name="T22">englisch</text:span></text:span><text:span text:style-name="Absatz-Standardschriftart"><text:span text:style-name="T20"> Versorger</text:span></text:span><text:span text:style-name="Absatz-Standardschriftart"><text:span text:style-name="T5">) , was oft große Telefonanbieter sind.</text:span></text:span></text:p>
      <text:p text:style-name="P6"><text:span text:style-name="Absatz-Standardschriftart"><text:span text:style-name="T5"/></text:span></text:p>
      <text:p text:style-name="P5"/>
      <text:p text:style-name="P16"><text:span text:style-name="T30">Aufgabe:</text:span> Setze in die Lücken die richtigen Wörter ein (siehe Kasten).</text:p>
      <text:p text:style-name="P14"><draw:rect text:anchor-type="paragraph" draw:z-index="2" draw:style-name="gr1" draw:text-style-name="P18" svg:width="13.6cm" svg:height="1.932cm" svg:x="1.64cm" svg:y="0.436cm"><text:p/></draw:rect></text:p>
      <text:p text:style-name="P14"><draw:rect text:anchor-type="paragraph" draw:z-index="1" draw:style-name="gr2" draw:text-style-name="P19" svg:width="0.08cm" svg:height="0.027cm" svg:x="7.257cm" svg:y="0.016cm"><text:p/></draw:rect><text:tab/><text:tab/><text:span text:style-name="T47">Server<text:tab/>Kabel<text:tab/><text:tab/>Kopie<text:tab/><text:tab/>Computer<text:tab/>Router</text:span></text:p>
      <text:p text:style-name="P14"/>
      <text:p text:style-name="P8"><text:span text:style-name="Absatz-Standardschriftart"><text:span text:style-name="T29">Der Weg der Daten durch das Internet</text:span></text:span></text:p>
      <text:p text:style-name="P5"><text:span text:style-name="Absatz-Standardschriftart"><text:span text:style-name="T5">Die Computer eines Netzwerkes haben verschiedene Aufgaben.<text:line-break/></text:span></text:span><text:span text:style-name="Absatz-Standardschriftart"><text:span text:style-name="T10">Die</text:span></text:span><text:span text:style-name="Absatz-Standardschriftart"><text:span text:style-name="T5"> </text:span></text:span><text:span text:style-name="Absatz-Standardschriftart"><text:span text:style-name="T26"><text:tab/><text:tab/><text:tab/><text:tab/></text:span></text:span><text:span text:style-name="Absatz-Standardschriftart"><text:span text:style-name="T5">liefern und empfangen Daten. </text:span></text:span><text:span text:style-name="Absatz-Standardschriftart"><text:span text:style-name="T6">Alle Texte, Bilder, Videos und Dokumente sind Daten und di</text:span></text:span><text:span text:style-name="Absatz-Standardschriftart"><text:span text:style-name="T10">e</text:span></text:span><text:span text:style-name="Absatz-Standardschriftart"><text:span text:style-name="T6">se werden durch die </text:span></text:span><text:span text:style-name="Absatz-Standardschriftart"><text:span text:style-name="T41"><text:tab/><text:tab/><text:tab/></text:span></text:span><text:span text:style-name="Absatz-Standardschriftart"><text:span text:style-name="T45"> </text:span></text:span><text:span text:style-name="Absatz-Standardschriftart"><text:span text:style-name="T6">verschickt. Wenn du eine Nachricht </text:span></text:span><text:span text:style-name="Absatz-Standardschriftart"><text:span text:style-name="T7">mit einer Instant Messager-App (z. B. whatsapp) </text:span></text:span><text:span text:style-name="Absatz-Standardschriftart"><text:span text:style-name="T6">an eine Freund*in verschickst, geht diese Nachricht erst per Funk zu einem </text:span></text:span><text:span text:style-name="Absatz-Standardschriftart"><text:span text:style-name="T25"><text:tab/><text:tab/><text:tab/></text:span></text:span><text:span text:style-name="Absatz-Standardschriftart"><text:span text:style-name="T38"> </text:span></text:span><text:span text:style-name="Absatz-Standardschriftart"><text:span text:style-name="T6">, dann mit dem Kabel zu einem Server unseres Providers, der die Nachricht über viele </text:span></text:span><text:span text:style-name="Absatz-Standardschriftart"><text:span text:style-name="T7">andere </text:span></text:span><text:span text:style-name="Absatz-Standardschriftart"><text:span text:style-name="T6">Router und Kabel zu den Servern </text:span></text:span><text:span text:style-name="Absatz-Standardschriftart"><text:span text:style-name="T7">de</text:span></text:span><text:span text:style-name="Absatz-Standardschriftart"><text:span text:style-name="T12">s</text:span></text:span><text:span text:style-name="Absatz-Standardschriftart"><text:span text:style-name="T7"> Instant-Messager-</text:span></text:span><text:span text:style-name="Absatz-Standardschriftart"><text:span text:style-name="T8">App</text:span></text:span><text:span text:style-name="Absatz-Standardschriftart"><text:span text:style-name="T7"> Anbieters </text:span></text:span><text:span text:style-name="Absatz-Standardschriftart"><text:span text:style-name="T8">(z.B. whatsapp) </text:span></text:span><text:span text:style-name="Absatz-Standardschriftart"><text:span text:style-name="T6">leitet. Auf d</text:span></text:span><text:span text:style-name="Absatz-Standardschriftart"><text:span text:style-name="T7">iese</text:span></text:span><text:span text:style-name="Absatz-Standardschriftart"><text:span text:style-name="T11">m</text:span></text:span><text:span text:style-name="Absatz-Standardschriftart"><text:span text:style-name="T6"> </text:span></text:span><text:span text:style-name="Absatz-Standardschriftart"><text:span text:style-name="T25"><text:tab/><text:tab/><text:tab/></text:span></text:span><text:span text:style-name="Absatz-Standardschriftart"><text:span text:style-name="T38"> </text:span></text:span><text:span text:style-name="Absatz-Standardschriftart"><text:span text:style-name="T6">wird die Nummer des Empfängers herausgesucht und wieder durch die Kabel und Funkverbindung</text:span></text:span><text:span text:style-name="Absatz-Standardschriftart"><text:span text:style-name="T7">en</text:span></text:span><text:span text:style-name="Absatz-Standardschriftart"><text:span text:style-name="T6"> auf das Smartphone deine</text:span></text:span><text:span text:style-name="Absatz-Standardschriftart"><text:span text:style-name="T7">r</text:span></text:span><text:span text:style-name="Absatz-Standardschriftart"><text:span text:style-name="T6"> Freund*in geschickt. Bei der empfangenen Nachricht handelt es sich um eine </text:span></text:span><text:span text:style-name="Absatz-Standardschriftart"><text:span text:style-name="T25"><text:tab/><text:tab/><text:tab/></text:span></text:span><text:span text:style-name="Absatz-Standardschriftart"><text:span text:style-name="T38"> </text:span></text:span><text:span text:style-name="Absatz-Standardschriftart"><text:span text:style-name="T6">, nicht </text:span></text:span><text:span text:style-name="Absatz-Standardschriftart"><text:span text:style-name="T7">um </text:span></text:span><text:span text:style-name="Absatz-Standardschriftart"><text:span text:style-name="T6">das Original. </text:span></text:span></text:p>
      <text:p text:style-name="P5"/>
      <text:p text:style-name="P16"><text:span text:style-name="T30">Aufgabe:</text:span> Setze in die Lücken die richtigen Wörter ein (siehe Kasten).</text:p>
      <text:p text:style-name="P14"><draw:rect text:anchor-type="paragraph" draw:z-index="4" draw:style-name="gr1" draw:text-style-name="P18" svg:width="13.6cm" svg:height="1.932cm" svg:x="1.64cm" svg:y="0.436cm"><text:p/></draw:rect></text:p>
      <text:p text:style-name="P14"><draw:rect text:anchor-type="paragraph" draw:z-index="3" draw:style-name="gr2" draw:text-style-name="P19" svg:width="0.08cm" svg:height="0.027cm" svg:x="7.257cm" svg:y="0.016cm"><text:p/></draw:rect><text:tab/><text:tab/><text:span text:style-name="T47">Server<text:tab/>Kabel<text:tab/><text:tab/>Kopie<text:tab/><text:tab/>Computer<text:tab/>Router</text:span></text:p>
      <text:p text:style-name="P14"/>
      <text:p text:style-name="P9"><text:span text:style-name="Absatz-Standardschriftart"><text:span text:style-name="T29">Der Weg der Daten durch das Internet</text:span></text:span></text:p>
      <text:p text:style-name="P7"><text:span text:style-name="Absatz-Standardschriftart"><text:span text:style-name="T5">Die Computer eines Netzwerkes haben verschiedene Aufgaben. </text:span></text:span><text:span text:style-name="Absatz-Standardschriftart"><text:span text:style-name="T13">Die </text:span></text:span><text:span text:style-name="Absatz-Standardschriftart"><text:span text:style-name="T34">Computer</text:span></text:span><text:span text:style-name="Absatz-Standardschriftart"><text:span text:style-name="T31"> </text:span></text:span><text:span text:style-name="Absatz-Standardschriftart"><text:span text:style-name="T5">liefern und empfangen Daten. </text:span></text:span><text:span text:style-name="Absatz-Standardschriftart"><text:span text:style-name="T6">Alle Texte, Bilder, Videos und Dokumente sind Daten und diese werden durch die </text:span></text:span><text:span text:style-name="Absatz-Standardschriftart"><text:span text:style-name="T36">Kabel</text:span></text:span><text:span text:style-name="Absatz-Standardschriftart"><text:span text:style-name="T6"> verschickt. Wenn du eine Nachricht </text:span></text:span><text:span text:style-name="Absatz-Standardschriftart"><text:span text:style-name="T7">mit einer Instant Messager-App (z. B. whatsapp) </text:span></text:span><text:span text:style-name="Absatz-Standardschriftart"><text:span text:style-name="T6">an eine Freund*in verschickst, geht diese Nachricht erst per Funk zu einem </text:span></text:span><text:span text:style-name="Absatz-Standardschriftart"><text:span text:style-name="T36">Router</text:span></text:span><text:span text:style-name="Absatz-Standardschriftart"><text:span text:style-name="T6">, dann mit dem Kabel zu einem Server unseres Providers, der die Nachricht über viele </text:span></text:span><text:span text:style-name="Absatz-Standardschriftart"><text:span text:style-name="T7">andere </text:span></text:span><text:span text:style-name="Absatz-Standardschriftart"><text:span text:style-name="T6">Router und Kabel zu den Servern </text:span></text:span><text:span text:style-name="Absatz-Standardschriftart"><text:span text:style-name="T7">de</text:span></text:span><text:span text:style-name="Absatz-Standardschriftart"><text:span text:style-name="T8">r</text:span></text:span><text:span text:style-name="Absatz-Standardschriftart"><text:span text:style-name="T7"> Instant-Messager-</text:span></text:span><text:span text:style-name="Absatz-Standardschriftart"><text:span text:style-name="T8">App</text:span></text:span><text:span text:style-name="Absatz-Standardschriftart"><text:span text:style-name="T7"> Anbieters </text:span></text:span><text:span text:style-name="Absatz-Standardschriftart"><text:span text:style-name="T8">(z.B. whatsapp) </text:span></text:span><text:span text:style-name="Absatz-Standardschriftart"><text:span text:style-name="T6">leitet. Auf d</text:span></text:span><text:span text:style-name="Absatz-Standardschriftart"><text:span text:style-name="T7">iesen</text:span></text:span><text:span text:style-name="Absatz-Standardschriftart"><text:span text:style-name="T6"> </text:span></text:span><text:span text:style-name="Absatz-Standardschriftart"><text:span text:style-name="T36">Server</text:span></text:span><text:span text:style-name="Absatz-Standardschriftart"><text:span text:style-name="T32"> </text:span></text:span><text:span text:style-name="Absatz-Standardschriftart"><text:span text:style-name="T6">wird die Nummer des Empfängers herausgesucht und wieder durch die Kabel und Funkverbindung</text:span></text:span><text:span text:style-name="Absatz-Standardschriftart"><text:span text:style-name="T7">en</text:span></text:span><text:span text:style-name="Absatz-Standardschriftart"><text:span text:style-name="T6"> auf das Smartphone deine</text:span></text:span><text:span text:style-name="Absatz-Standardschriftart"><text:span text:style-name="T7">r</text:span></text:span><text:span text:style-name="Absatz-Standardschriftart"><text:span text:style-name="T6"> Freund*in geschickt. Bei der empfangenen Nachricht handelt es sich um eine </text:span></text:span><text:span text:style-name="Absatz-Standardschriftart"><text:span text:style-name="T36">Kopie</text:span></text:span><text:span text:style-name="Absatz-Standardschriftart"><text:span text:style-name="T6">, nicht </text:span></text:span><text:span text:style-name="Absatz-Standardschriftart"><text:span text:style-name="T7">um </text:span></text:span><text:span text:style-name="Absatz-Standardschriftart"><text:span text:style-name="T6">das Original. </text:span></text:span></text:p>
      <text:p text:style-name="P7"><text:span text:style-name="Absatz-Standardschriftar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9593" officeooo:paragraph-rsid="00099593"/>
    </style:style>
    <style:style style:name="MP2" style:family="paragraph" style:parent-style-name="Footer">
      <style:paragraph-properties fo:text-align="start" style:justify-single-word="false"/>
      <style:text-properties officeooo:rsid="00099593" officeooo:paragraph-rsid="00099593"/>
    </style:style>
    <style:style style:name="MT1" style:family="text">
      <style:text-properties officeooo:rsid="00146379"/>
    </style:style>
    <style:style style:name="MT2" style:family="text">
      <style:text-properties officeooo:rsid="0017b57f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order="0.06pt dashed #000000" fo:padding="0.051cm" style:shadow="none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Workshop<text:tab/>Wie funktioniert das Internet<text:tab/><text:span text:style-name="MT1">Klassenstufe 5 - 7</text:span></text:p>
      </style:header>
      <style:header-first>
        <text:p text:style-name="MP1">Workshop<text:tab/>Wie funktioniert das Internet<text:tab/><text:span text:style-name="MT2">Klasse 5.-7.</text:span></text:p>
      </style:header-first>
      <style:footer>
        <text:p text:style-name="MP2">Arbeitsblatt II<text:tab/><text:tab/><text:page-number text:select-page="current">3</text:page-number></text:p>
      </style:footer>
      <style:footer-first>
        <text:p text:style-name="MP2">Arbeitsblatt I<text:tab/><text:tab/><text:page-number text:select-page="current">1</text:page-number></text:p>
      </style:footer-first>
      <style:footer-left>
        <text:p text:style-name="MP2">Arbeitsblatt <text:span text:style-name="MT3">Lösung</text:span><text:tab/><text:tab/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1:14:45.214175448</meta:creation-date>
    <dc:date>2018-10-03T18:34:06.693515860</dc:date>
    <meta:editing-duration>PT19M46S</meta:editing-duration>
    <meta:editing-cycles>11</meta:editing-cycles>
    <meta:generator>LibreOffice/5.4.7.2$MacOSX_X86_64 LibreOffice_project/c838ef25c16710f8838b1faec480ebba495259d0</meta:generator>
    <meta:document-statistic meta:table-count="0" meta:image-count="0" meta:object-count="0" meta:page-count="4" meta:paragraph-count="22" meta:word-count="644" meta:character-count="4412" meta:non-whitespace-character-count="3716"/>
  </office:meta>
</office:document-meta>
</file>